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999cm" fo:margin-left="-0.018cm" style:page-number="auto" table:align="left"/>
    </style:style>
    <style:style style:name="Tabela1.A" style:family="table-column">
      <style:table-column-properties style:column-width="4.551cm"/>
    </style:style>
    <style:style style:name="Tabela1.B" style:family="table-column">
      <style:table-column-properties style:column-width="11.949cm"/>
    </style:style>
    <style:style style:name="Tabela1.C" style:family="table-column">
      <style:table-column-properties style:column-width="0.499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cm" fo:border="none"/>
    </style:style>
    <style:style style:name="Tabela2" style:family="table">
      <style:table-properties style:width="16.999cm" fo:margin-left="-0.018cm" table:align="left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cm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8.1cm" fo:margin-left="0.199cm" table:align="left"/>
    </style:style>
    <style:style style:name="Tabela3.A" style:family="table-column">
      <style:table-column-properties style:column-width="8.1cm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7.906cm" fo:margin-left="0cm" table:align="left"/>
    </style:style>
    <style:style style:name="Tabela4.A" style:family="table-column">
      <style:table-column-properties style:column-width="2cm"/>
    </style:style>
    <style:style style:name="Tabela4.B" style:family="table-column">
      <style:table-column-properties style:column-width="0.101cm"/>
    </style:style>
    <style:style style:name="Tabela4.C" style:family="table-column">
      <style:table-column-properties style:column-width="5.805cm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02cm" fo:margin-left="0.199cm" table:align="left"/>
    </style:style>
    <style:style style:name="Tabela5.A" style:family="table-column">
      <style:table-column-properties style:column-width="8.102cm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7.908cm" fo:margin-left="0cm" table:align="left"/>
    </style:style>
    <style:style style:name="Tabela6.A" style:family="table-column">
      <style:table-column-properties style:column-width="2cm"/>
    </style:style>
    <style:style style:name="Tabela6.B" style:family="table-column">
      <style:table-column-properties style:column-width="0.101cm"/>
    </style:style>
    <style:style style:name="Tabela6.C" style:family="table-column">
      <style:table-column-properties style:column-width="5.807cm"/>
    </style:style>
    <style:style style:name="Tabela6.A1" style:family="table-cell">
      <style:table-cell-properties fo:padding="0cm" fo:border="none"/>
    </style:style>
    <style:style style:name="Tabela7" style:family="table">
      <style:table-properties style:width="16.6cm" fo:margin-left="0.199cm" table:align="left"/>
    </style:style>
    <style:style style:name="Tabela7.A" style:family="table-column">
      <style:table-column-properties style:column-width="16.6cm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6.406cm" fo:margin-left="0cm" table:align="left"/>
    </style:style>
    <style:style style:name="Tabela8.A" style:family="table-column">
      <style:table-column-properties style:column-width="3cm"/>
    </style:style>
    <style:style style:name="Tabela8.B" style:family="table-column">
      <style:table-column-properties style:column-width="0.101cm"/>
    </style:style>
    <style:style style:name="Tabela8.C" style:family="table-column">
      <style:table-column-properties style:column-width="13.305cm"/>
    </style:style>
    <style:style style:name="Tabela8.A1" style:family="table-cell">
      <style:table-cell-properties fo:padding="0cm" fo:border="none"/>
    </style:style>
    <style:style style:name="ProductTable" style:family="table">
      <style:table-properties style:width="16.6cm" fo:margin-left="0.199cm" table:align="left"/>
    </style:style>
    <style:style style:name="ProductTable.A" style:family="table-column">
      <style:table-column-properties style:column-width="0.676cm"/>
    </style:style>
    <style:style style:name="ProductTable.B" style:family="table-column">
      <style:table-column-properties style:column-width="7.403cm"/>
    </style:style>
    <style:style style:name="ProductTable.C" style:family="table-column">
      <style:table-column-properties style:column-width="1.164cm"/>
    </style:style>
    <style:style style:name="ProductTable.D" style:family="table-column">
      <style:table-column-properties style:column-width="1.374cm"/>
    </style:style>
    <style:style style:name="ProductTable.E" style:family="table-column">
      <style:table-column-properties style:column-width="1.427cm"/>
    </style:style>
    <style:style style:name="ProductTable.F" style:family="table-column">
      <style:table-column-properties style:column-width="1.286cm"/>
    </style:style>
    <style:style style:name="ProductTable.G" style:family="table-column">
      <style:table-column-properties style:column-width="1.748cm"/>
    </style:style>
    <style:style style:name="ProductTable.H" style:family="table-column">
      <style:table-column-properties style:column-width="1.522cm"/>
    </style:style>
    <style:style style:name="ProductTable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roductTable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ProductTable.A2" style:family="table-cell">
      <style:table-cell-properties fo:padding="0.097cm" fo:border-left="0.002cm solid #000000" fo:border-right="none" fo:border-top="none" fo:border-bottom="0.002cm solid #000000"/>
    </style:style>
    <style:style style:name="ProductTable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ductTable.A3" style:family="table-cell">
      <style:table-cell-properties fo:padding="0cm" fo:border="none"/>
    </style:style>
    <style:style style:name="ProductTable.D4" style:family="table-cell">
      <style:table-cell-properties fo:padding="0.097cm" fo:border-left="0.002cm solid #cccccc" fo:border-right="none" fo:border-top="none" fo:border-bottom="0.002cm solid #cccccc"/>
    </style:style>
    <style:style style:name="ProductTable.H4" style:family="table-cell">
      <style:table-cell-properties fo:padding="0.097cm" fo:border-left="0.002cm solid #cccccc" fo:border-right="0.002cm solid #cccccc" fo:border-top="none" fo:border-bottom="0.002cm solid #cccccc"/>
    </style:style>
    <style:style style:name="P1" style:family="paragraph" style:parent-style-name="Table_20_Contents">
      <style:paragraph-properties fo:break-before="page"/>
      <style:text-properties style:font-name="Calibri" fo:font-size="16pt" style:font-size-asian="16pt" style:font-size-complex="16pt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paragraph-properties fo:text-align="end" style:justify-single-word="false"/>
      <style:text-properties style:font-name="Calibri"/>
    </style:style>
    <style:style style:name="P4" style:family="paragraph" style:parent-style-name="Table_20_Contents"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Standard">
      <style:text-properties style:font-name="Calibri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 fo:background-color="#ffffff">
        <style:tab-stops>
          <style:tab-stop style:position="0.515cm"/>
        </style:tab-stops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oductStyleCenter">
      <style:paragraph-properties fo:text-align="center" style:justify-single-word="false"/>
      <style:text-properties style:use-window-font-color="true" style:font-name="Calibri" fo:font-size="8pt" style:font-size-asian="8pt" style:font-size-complex="8pt"/>
    </style:style>
    <style:style style:name="P13" style:family="paragraph" style:parent-style-name="ProductStyle">
      <style:paragraph-properties fo:text-align="end" style:justify-single-word="false"/>
    </style:style>
    <style:style style:name="T1" style:family="text">
      <style:text-properties style:font-name="Calibri" fo:font-size="8pt" style:font-name-asian="Calibri" style:font-size-asian="8pt" style:font-name-complex="Calibri" style:font-size-complex="8pt"/>
    </style:style>
    <style:style style:name="T2" style:family="text">
      <style:text-properties style:font-name="Calibri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ext:p text:style-name="P1"><text:s/>Faktura VAT</text:p>
          </table:table-cell>
          <table:table-cell table:style-name="Tabela1.B1" office:value-type="string">
            <text:p text:style-name="P3">Data wystawienia: $date</text:p>
          </table:table-cell>
          <table:table-cell table:style-name="Tabela1.B1" office:value-type="string">
            <text:p text:style-name="P3"/>
          </table:table-cell>
        </table:table-row>
        <table:table-row>
          <table:covered-table-cell/>
          <table:table-cell table:style-name="Tabela1.B1" office:value-type="string">
            <text:p text:style-name="P3">Data wykonania usługi: $date</text:p>
          </table:table-cell>
          <table:table-cell table:style-name="Tabela1.B1" office:value-type="string">
            <text:p text:style-name="P3"/>
          </table:table-cell>
        </table:table-row>
      </table:table>
      <text:p text:style-name="P2"><text:s/>Nr: $obj.number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able:table table:name="Tabela4" table:style-name="Tabela4">
                    <table:table-column table:style-name="Tabela4.A"/>
                    <table:table-column table:style-name="Tabela4.B"/>
                    <table:table-column table:style-name="Tabela4.C"/>
                    <table:table-row>
                      <table:table-cell table:style-name="Tabela4.A1" office:value-type="string">
                        <text:p text:style-name="P5">Sprzedawca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4">$obj.owner.name</text:p>
                      </table:table-cell>
                    </table:table-row>
                    <table:table-row>
                      <table:table-cell table:style-name="Tabela4.A1" office:value-type="string">
                        <text:p text:style-name="P5">Adres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10">$obj.owner.address.formatAddress()</text:p>
                      </table:table-cell>
                    </table:table-row>
                    <table:table-row>
                      <table:table-cell table:style-name="Tabela4.A1" office:value-type="string">
                        <text:p text:style-name="P5">NIP:</text:p>
                      </table:table-cell>
                      <table:table-cell table:style-name="Tabela4.A1" office:value-type="string">
                        <text:p text:style-name="P5"/>
                      </table:table-cell>
                      <table:table-cell table:style-name="Tabela4.A1" office:value-type="string">
                        <text:p text:style-name="P4">$obj.owner.nip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  <text:p text:style-name="P9"/>
            <text:p text:style-name="P9"/>
            <text:p text:style-name="P9"/>
          </table:table-cell>
          <table:table-cell table:style-name="Tabela2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6" table:style-name="Tabela6">
                    <table:table-column table:style-name="Tabela6.A"/>
                    <table:table-column table:style-name="Tabela6.B"/>
                    <table:table-column table:style-name="Tabela6.C"/>
                    <table:table-row>
                      <table:table-cell table:style-name="Tabela6.A1" office:value-type="string">
                        <text:p text:style-name="P5">Nabywca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4">$obj.client.name</text:p>
                      </table:table-cell>
                    </table:table-row>
                    <table:table-row>
                      <table:table-cell table:style-name="Tabela6.A1" office:value-type="string">
                        <text:p text:style-name="P5">Adres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10">$obj.client.address.formatAddress()</text:p>
                      </table:table-cell>
                    </table:table-row>
                    <table:table-row>
                      <table:table-cell table:style-name="Tabela6.A1" office:value-type="string">
                        <text:p text:style-name="P5">NIP: <text:s/></text:p>
                      </table:table-cell>
                      <table:table-cell table:style-name="Tabela6.A1" office:value-type="string">
                        <text:p text:style-name="P5"/>
                      </table:table-cell>
                      <table:table-cell table:style-name="Tabela6.A1" office:value-type="string">
                        <text:p text:style-name="P4">$obj.client.nip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>
          <table:table-cell table:style-name="Tabela2.A1" table:number-columns-spanned="2" office:value-type="string"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13"><text:span text:style-name="Domyślna_20_czcionka_20_akapitu"><text:span text:style-name="T1">Spos</text:span></text:span><text:span text:style-name="Domyślna_20_czcionka_20_akapitu"><text:span text:style-name="T1">ó</text:span></text:span><text:span text:style-name="Domyślna_20_czcionka_20_akapitu"><text:span text:style-name="T1">b p</text:span></text:span><text:span text:style-name="Domyślna_20_czcionka_20_akapitu"><text:span text:style-name="T2">ł</text:span></text:span><text:span text:style-name="Domyślna_20_czcionka_20_akapitu"><text:span text:style-name="T1">atno</text:span></text:span><text:span text:style-name="Domyślna_20_czcionka_20_akapitu"><text:span text:style-name="T2">ś</text:span></text:span><text:span text:style-name="Domyślna_20_czcionka_20_akapitu"><text:span text:style-name="T1">ci:</text:span></text:span>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transfer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<text:span text:style-name="Domyślna_20_czcionka_20_akapitu"><text:span text:style-name="T1">Termin </text:span></text:span><text:span text:style-name="Domyślna_20_czcionka_20_akapitu"><text:span text:style-name="T1">p</text:span></text:span><text:span text:style-name="Domyślna_20_czcionka_20_akapitu"><text:span text:style-name="T2">ł</text:span></text:span><text:span text:style-name="Domyślna_20_czcionka_20_akapitu"><text:span text:style-name="T1">atno</text:span></text:span><text:span text:style-name="Domyślna_20_czcionka_20_akapitu"><text:span text:style-name="T2">ś</text:span></text:span><text:span text:style-name="Domyślna_20_czcionka_20_akapitu"><text:span text:style-name="T1">ci</text:span></text:span><text:span text:style-name="Domyślna_20_czcionka_20_akapitu"><text:span text:style-name="T1">:</text:span></text:span>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dueDate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Bank: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bank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13">Numer konta:</text:p>
                      </table:table-cell>
                      <table:table-cell table:style-name="Tabela8.A1" office:value-type="string">
                        <text:p text:style-name="ProductStyle"/>
                      </table:table-cell>
                      <table:table-cell table:style-name="Tabela8.A1" office:value-type="string">
                        <text:p text:style-name="ProductStyle">$account.number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able:table table:name="ProductTable" table:style-name="ProductTable">
        <table:table-column table:style-name="ProductTable.A"/>
        <table:table-column table:style-name="ProductTable.B"/>
        <table:table-column table:style-name="ProductTable.C"/>
        <table:table-column table:style-name="ProductTable.D"/>
        <table:table-column table:style-name="ProductTable.E"/>
        <table:table-column table:style-name="ProductTable.F"/>
        <table:table-column table:style-name="ProductTable.G"/>
        <table:table-column table:style-name="ProductTable.H"/>
        <table:table-row>
          <table:table-cell table:style-name="ProductTable.A1" office:value-type="string">
            <text:p text:style-name="P6">Lp.</text:p>
          </table:table-cell>
          <table:table-cell table:style-name="ProductTable.A1" office:value-type="string">
            <text:p text:style-name="P6">Nazwa</text:p>
          </table:table-cell>
          <table:table-cell table:style-name="ProductTable.A1" office:value-type="string">
            <text:p text:style-name="P6">Ilość(h)</text:p>
          </table:table-cell>
          <table:table-cell table:style-name="ProductTable.A1" office:value-type="string">
            <text:p text:style-name="P6">Cena</text:p>
            <text:p text:style-name="P6">netto</text:p>
          </table:table-cell>
          <table:table-cell table:style-name="ProductTable.A1" office:value-type="string">
            <text:p text:style-name="P6">Wartość</text:p>
            <text:p text:style-name="P6">netto</text:p>
          </table:table-cell>
          <table:table-cell table:style-name="ProductTable.A1" office:value-type="string">
            <text:p text:style-name="P6">Stawka</text:p>
            <text:p text:style-name="P6">VAT</text:p>
          </table:table-cell>
          <table:table-cell table:style-name="ProductTable.A1" office:value-type="string">
            <text:p text:style-name="P6">Kwota</text:p>
            <text:p text:style-name="P6">VAT</text:p>
          </table:table-cell>
          <table:table-cell table:style-name="ProductTable.H1" office:value-type="string">
            <text:p text:style-name="P6">Wartość</text:p>
            <text:p text:style-name="P6">brutto</text:p>
          </table:table-cell>
        </table:table-row>
        <table:table-row>
          <table:table-cell table:style-name="ProductTable.A2" office:value-type="string">
            <text:p text:style-name="ProductStyleCenter">$no</text:p>
          </table:table-cell>
          <table:table-cell table:style-name="ProductTable.A2" office:value-type="string">
            <text:p text:style-name="ProductStyle">$name</text:p>
          </table:table-cell>
          <table:table-cell table:style-name="ProductTable.A2" office:value-type="string">
            <text:p text:style-name="ProductStyleCenter">$amount</text:p>
          </table:table-cell>
          <table:table-cell table:style-name="ProductTable.A2" office:value-type="string">
            <text:p text:style-name="ProductStyleCenter">$price</text:p>
          </table:table-cell>
          <table:table-cell table:style-name="ProductTable.A2" office:value-type="string">
            <text:p text:style-name="ProductStyleCenter">$netPrice</text:p>
          </table:table-cell>
          <table:table-cell table:style-name="ProductTable.A2" office:value-type="string">
            <text:p text:style-name="ProductStyleCenter">$taxRate</text:p>
          </table:table-cell>
          <table:table-cell table:style-name="ProductTable.A2" office:value-type="string">
            <text:p text:style-name="ProductStyleCenter">$taxPrice</text:p>
          </table:table-cell>
          <table:table-cell table:style-name="ProductTable.H2" office:value-type="string">
            <text:p text:style-name="ProductStyleCenter">$grossPrice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A2" office:value-type="string">
            <text:p text:style-name="P6">Razem</text:p>
          </table:table-cell>
          <table:table-cell table:style-name="ProductTable.A2" office:value-type="string">
            <text:p text:style-name="P7">$price.format($obj.netPrice)</text:p>
          </table:table-cell>
          <table:table-cell table:style-name="ProductTable.A2" office:value-type="string">
            <text:p text:style-name="P7">X</text:p>
          </table:table-cell>
          <table:table-cell table:style-name="ProductTable.A2" office:value-type="string">
            <text:p text:style-name="P7">$price.format($obj.taxPrice)</text:p>
          </table:table-cell>
          <table:table-cell table:style-name="ProductTable.H2" office:value-type="string">
            <text:p text:style-name="P8">$price.format($obj.grossPrice)</text:p>
          </table:table-cell>
        </table:table-row>
        <table:table-row>
          <table:table-cell table:style-name="ProductTable.A3" office:value-type="string">
            <text:p text:style-name="ProductStyleCenter"/>
          </table:table-cell>
          <table:table-cell table:style-name="ProductTable.A3" office:value-type="string">
            <text:p text:style-name="ProductStyle"/>
          </table:table-cell>
          <table:table-cell table:style-name="ProductTable.A3" office:value-type="string">
            <text:p text:style-name="ProductStyleCenter"/>
          </table:table-cell>
          <table:table-cell table:style-name="ProductTable.D4" office:value-type="string">
            <text:p text:style-name="P6">W tym</text:p>
          </table:table-cell>
          <table:table-cell table:style-name="ProductTable.D4" office:value-type="string">
            <text:p text:style-name="P12">$netPrice</text:p>
          </table:table-cell>
          <table:table-cell table:style-name="ProductTable.D4" office:value-type="string">
            <text:p text:style-name="P12">$taxRate</text:p>
          </table:table-cell>
          <table:table-cell table:style-name="ProductTable.D4" office:value-type="string">
            <text:p text:style-name="P12">$taxPrice</text:p>
          </table:table-cell>
          <table:table-cell table:style-name="ProductTable.H4" office:value-type="string">
            <text:p text:style-name="P12">$grossPrice</text:p>
          </table:table-cell>
        </table:table-row>
      </table:table>
      <text:p text:style-name="P11"><text:tab/></text:p>
      <text:p text:style-name="P11"><text:tab/>Do zapłaty: <text:span text:style-name="T3">$price.format($obj.grossPrice) $account.currency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MS PGothic" style:font-size-asian="10pt" style:font-name-complex="Courier New" style:font-size-complex="10pt" fo:hyphenate="false" fo:hyphenation-remain-char-count="0" fo:hyphenation-push-char-count="0"/>
    </style:style>
    <style:style style:name="ProductStyle" style:family="paragraph" style:parent-style-name="Table_20_Contents" style:class="extra">
      <style:text-properties style:font-name="Calibri" fo:font-size="8pt" style:font-size-asian="8pt" style:font-size-complex="8pt"/>
    </style:style>
    <style:style style:name="ProductStyleCenter" style:family="paragraph" style:parent-style-name="Table_20_Contents" style:class="extra">
      <style:paragraph-properties fo:text-align="center" style:justify-single-word="false"/>
      <style:text-properties style:font-name="Calibri" fo:font-size="8pt" style:font-size-asian="8pt" style:font-size-complex="8pt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aciej Olearczyk</meta:initial-creator>
    <meta:creation-date>2009-04-16T11:32:00Z</meta:creation-date>
    <dc:date>2018-01-20T18:11:18.51</dc:date>
    <meta:editing-cycles>8</meta:editing-cycles>
    <meta:editing-duration>PT2H40M54S</meta:editing-duration>
    <meta:document-statistic meta:table-count="9" meta:image-count="0" meta:object-count="0" meta:page-count="1" meta:paragraph-count="57" meta:word-count="70" meta:character-count="68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